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0pt" officeooo:rsid="00083f48" officeooo:paragraph-rsid="00083f48" style:font-size-asian="10pt" style:font-size-complex="10pt"/>
    </style:style>
    <style:style style:name="P2" style:family="paragraph" style:parent-style-name="Standard">
      <style:text-properties style:font-name="Ubuntu Mono" fo:font-size="10pt" officeooo:rsid="0008c8c0" officeooo:paragraph-rsid="0008c8c0" style:font-size-asian="10pt" style:font-size-complex="10pt"/>
    </style:style>
    <style:style style:name="P3" style:family="paragraph" style:parent-style-name="Standard">
      <style:text-properties style:font-name="Ubuntu Mono" fo:font-size="10pt" officeooo:rsid="000c734c" officeooo:paragraph-rsid="000c734c" style:font-size-asian="10pt" style:font-size-complex="10pt"/>
    </style:style>
    <style:style style:name="P4" style:family="paragraph" style:parent-style-name="Standard">
      <style:text-properties style:font-name="Ubuntu Mono" fo:font-size="10pt" officeooo:rsid="000e594b" officeooo:paragraph-rsid="000e594b" style:font-size-asian="10pt" style:font-size-complex="10pt"/>
    </style:style>
    <style:style style:name="P5" style:family="paragraph" style:parent-style-name="Standard">
      <style:text-properties style:font-name="Ubuntu Mono" fo:font-size="10pt" officeooo:rsid="000f36aa" officeooo:paragraph-rsid="000f36aa" style:font-size-asian="10pt" style:font-size-complex="10pt"/>
    </style:style>
    <style:style style:name="P6" style:family="paragraph" style:parent-style-name="Standard">
      <style:text-properties style:font-name="Ubuntu Mono" fo:font-size="10pt" officeooo:rsid="00110d20" officeooo:paragraph-rsid="00110d20" style:font-size-asian="10pt" style:font-size-complex="10pt"/>
    </style:style>
    <style:style style:name="P7" style:family="paragraph" style:parent-style-name="Standard">
      <style:text-properties style:font-name="Ubuntu Mono" fo:font-size="10pt" officeooo:rsid="00115eeb" officeooo:paragraph-rsid="00115eeb" style:font-size-asian="10pt" style:font-size-complex="10pt"/>
    </style:style>
    <style:style style:name="P8" style:family="paragraph" style:parent-style-name="Standard">
      <style:text-properties style:font-name="Ubuntu Mono" fo:font-size="10pt" officeooo:rsid="0012d0fe" officeooo:paragraph-rsid="0012d0fe" style:font-size-asian="10pt" style:font-size-complex="10pt"/>
    </style:style>
    <style:style style:name="P9" style:family="paragraph" style:parent-style-name="Standard">
      <style:text-properties style:font-name="Ubuntu Mono" fo:font-size="10pt" officeooo:rsid="00143b76" officeooo:paragraph-rsid="00143b76" style:font-size-asian="10pt" style:font-size-complex="10pt"/>
    </style:style>
    <style:style style:name="P10" style:family="paragraph" style:parent-style-name="Standard">
      <style:text-properties style:font-name="Ubuntu Mono" fo:font-size="10pt" officeooo:rsid="0015a94d" officeooo:paragraph-rsid="0015a94d" style:font-size-asian="10pt" style:font-size-complex="10pt"/>
    </style:style>
    <style:style style:name="P11" style:family="paragraph" style:parent-style-name="Standard">
      <style:text-properties style:font-name="Ubuntu Mono" fo:font-size="10pt" officeooo:rsid="00183dc3" officeooo:paragraph-rsid="00183dc3" style:font-size-asian="10pt" style:font-size-complex="10pt"/>
    </style:style>
    <style:style style:name="P12" style:family="paragraph" style:parent-style-name="Standard">
      <style:text-properties style:font-name="Ubuntu Mono" fo:font-size="10pt" officeooo:rsid="001a2be2" officeooo:paragraph-rsid="001a2be2" style:font-size-asian="10pt" style:font-size-complex="10pt"/>
    </style:style>
    <style:style style:name="P13" style:family="paragraph" style:parent-style-name="Standard">
      <style:text-properties style:font-name="Ubuntu Mono" fo:font-size="10pt" officeooo:rsid="001b7211" officeooo:paragraph-rsid="001b7211" style:font-size-asian="10pt" style:font-size-complex="10pt"/>
    </style:style>
    <style:style style:name="P14" style:family="paragraph" style:parent-style-name="Standard">
      <style:paragraph-properties fo:break-before="page"/>
      <style:text-properties style:font-name="Ubuntu Mono" fo:font-size="10pt" officeooo:rsid="00083f48" officeooo:paragraph-rsid="00083f48" style:font-size-asian="10pt" style:font-size-complex="10pt"/>
    </style:style>
    <style:style style:name="P15" style:family="paragraph" style:parent-style-name="Standard">
      <style:paragraph-properties fo:break-before="page"/>
      <style:text-properties style:font-name="Ubuntu Mono" fo:font-size="10pt" officeooo:rsid="0008c8c0" officeooo:paragraph-rsid="0008c8c0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Ubuntu Mono" fo:font-size="10pt" officeooo:rsid="00115eeb" officeooo:paragraph-rsid="00115eeb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Ubuntu Mono" fo:font-size="10pt" officeooo:rsid="001b7211" officeooo:paragraph-rsid="001b7211" style:font-size-asian="10pt" style:font-size-complex="10pt"/>
    </style:style>
    <style:style style:name="T1" style:family="text">
      <style:text-properties officeooo:rsid="000a9233"/>
    </style:style>
    <style:style style:name="T2" style:family="text">
      <style:text-properties officeooo:rsid="000c734c"/>
    </style:style>
    <style:style style:name="T3" style:family="text">
      <style:text-properties officeooo:rsid="00110d20"/>
    </style:style>
    <style:style style:name="T4" style:family="text">
      <style:text-properties officeooo:rsid="00117a99"/>
    </style:style>
    <style:style style:name="T5" style:family="text">
      <style:text-properties officeooo:rsid="0012d0fe"/>
    </style:style>
    <style:style style:name="T6" style:family="text">
      <style:text-properties officeooo:rsid="00136c1b"/>
    </style:style>
    <style:style style:name="T7" style:family="text">
      <style:text-properties officeooo:rsid="00183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ilippe@philippe-T5600:~/playframework$ play new demo</text:p>
      <text:p text:style-name="P1"><text:s text:c="7"/>_</text:p>
      <text:p text:style-name="P1"><text:s/>_ __ | | __ _ _ <text:s/>_</text:p>
      <text:p text:style-name="P1">| '_ \| |/ _' | || |</text:p>
      <text:p text:style-name="P1">| <text:s/>__/|_|\____|\__ /</text:p>
      <text:p text:style-name="P1">|_| <text:s text:c="11"/>|__/</text:p>
      <text:p text:style-name="P1"/>
      <text:p text:style-name="P1">play 2.2.1 built with Scala 2.10.2 (running Java 1.7.0_25), http://www.playframework.com</text:p>
      <text:p text:style-name="P1"/>
      <text:p text:style-name="P1">The new application will be created in /home/philippe/playframework/demo</text:p>
      <text:p text:style-name="P1"/>
      <text:p text:style-name="P1">What is the application name? [demo]</text:p>
      <text:p text:style-name="P1">&gt;</text:p>
      <text:p text:style-name="P1"/>
      <text:p text:style-name="P1">Which template do you want to use for this new application?</text:p>
      <text:p text:style-name="P1"/>
      <text:p text:style-name="P1"><text:s text:c="2"/>1 <text:s text:c="12"/>- Create a simple Scala application</text:p>
      <text:p text:style-name="P1"><text:s text:c="2"/>2 <text:s text:c="12"/>- Create a simple Java application</text:p>
      <text:p text:style-name="P1"/>
      <text:p text:style-name="P1">&gt; 2</text:p>
      <text:p text:style-name="P1">OK, application demo is created.</text:p>
      <text:p text:style-name="P1"/>
      <text:p text:style-name="P1">Have fun!</text:p>
      <text:p text:style-name="P1"/>
      <text:p text:style-name="P1">philippe@philippe-T5600:~/playframework$ tree</text:p>
      <text:p text:style-name="P1">.</text:p>
      <text:p text:style-name="P1">└── demo</text:p>
      <text:p text:style-name="P1"><text:s text:c="4"/>├── app</text:p>
      <text:p text:style-name="P1"><text:s text:c="4"/>│   ├── controllers</text:p>
      <text:p text:style-name="P1"><text:s text:c="4"/>│   │   └── Application.java</text:p>
      <text:p text:style-name="P1"><text:s text:c="4"/>│   └── views</text:p>
      <text:p text:style-name="P1"><text:s text:c="4"/>│   <text:s text:c="4"/>├── index.scala.html</text:p>
      <text:p text:style-name="P1"><text:s text:c="4"/>│   <text:s text:c="4"/>└── main.scala.html</text:p>
      <text:p text:style-name="P1"><text:s text:c="4"/>├── build.sbt</text:p>
      <text:p text:style-name="P1"><text:s text:c="4"/>├── conf</text:p>
      <text:p text:style-name="P1"><text:s text:c="4"/>│   ├── application.conf</text:p>
      <text:p text:style-name="P1"><text:s text:c="4"/>│   └── routes</text:p>
      <text:p text:style-name="P1"><text:s text:c="4"/>├── project</text:p>
      <text:p text:style-name="P1"><text:s text:c="4"/>│   ├── build.properties</text:p>
      <text:p text:style-name="P1"><text:s text:c="4"/>│   └── plugins.sbt</text:p>
      <text:p text:style-name="P1"><text:s text:c="4"/>├── public</text:p>
      <text:p text:style-name="P1"><text:s text:c="4"/>│   ├── images</text:p>
      <text:p text:style-name="P1"><text:s text:c="4"/>│   │   └── favicon.png</text:p>
      <text:p text:style-name="P1"><text:s text:c="4"/>│   ├── javascripts</text:p>
      <text:p text:style-name="P1"><text:s text:c="4"/>│   │   └── jquery-1.9.0.min.js</text:p>
      <text:p text:style-name="P1"><text:s text:c="4"/>│   └── stylesheets</text:p>
      <text:p text:style-name="P1"><text:s text:c="4"/>│   <text:s text:c="4"/>└── main.css</text:p>
      <text:p text:style-name="P1"><text:s text:c="4"/>├── README</text:p>
      <text:p text:style-name="P1"><text:s text:c="4"/>└── test</text:p>
      <text:p text:style-name="P1"><text:s text:c="8"/>├── ApplicationTest.java</text:p>
      <text:p text:style-name="P1"><text:s text:c="8"/>└── IntegrationTest.java</text:p>
      <text:p text:style-name="P1"/>
      <text:p text:style-name="P1">11 directories, 14 files</text:p>
      <text:p text:style-name="P1"/>
      <text:p text:style-name="P14">philippe@philippe-T5600:~/playframework/demo$ play run</text:p>
      <text:p text:style-name="P1">[info] Loading project definition from /home/philippe/playframework/demo/project</text:p>
      <text:p text:style-name="P1">[info] Set current project to demo (in build file:/home/philippe/playframework/demo/)</text:p>
      <text:p text:style-name="P1">[info] Updating {file:/home/philippe/playframework/demo/}demo...</text:p>
      <text:p text:style-name="P1">[info] Resolving org.fusesource.jansi#jansi;1.4 ...</text:p>
      <text:p text:style-name="P1">[info] Done updating.</text:p>
      <text:p text:style-name="P1"/>
      <text:p text:style-name="P1">--- (Running the application from SBT, auto-reloading is enabled) ---</text:p>
      <text:p text:style-name="P1"/>
      <text:p text:style-name="P1">[info] play - Listening for HTTP on /0:0:0:0:0:0:0:0:9000</text:p>
      <text:p text:style-name="P1"/>
      <text:p text:style-name="P1">(Server started, use Ctrl+D to stop and go back to the console...)</text:p>
      <text:p text:style-name="P1">***</text:p>
      <text:p text:style-name="P1"><text:a xlink:type="simple" xlink:href="http://192.168.1.62:9000/">http://192.168.1.62:9000/</text:a></text:p>
      <text:p text:style-name="P1">***</text:p>
      <text:p text:style-name="P1">[info] Compiling 4 Scala sources and 2 Java sources to /home/philippe/playframework/demo/target/scala-2.10/classes...</text:p>
      <text:p text:style-name="P1">[info] play - Application started (Dev)</text:p>
      <text:p text:style-name="P1">***</text:p>
      <text:p text:style-name="P2">package controllers;</text:p>
      <text:p text:style-name="P2"></text:p>
      <text:p text:style-name="P2">import play.*;</text:p>
      <text:p text:style-name="P2">import play.mvc.*;</text:p>
      <text:p text:style-name="P2"></text:p>
      <text:p text:style-name="P2">import views.html.*;</text:p>
      <text:p text:style-name="P2"></text:p>
      <text:p text:style-name="P2">public class Application extends Controller {</text:p>
      <text:p text:style-name="P2"></text:p>
      <text:p text:style-name="P2"><text:s text:c="4"/>public static Result index() {</text:p>
      <text:p text:style-name="P2"><text:s text:c="8"/>return ok(index.render("Your new application is ready."));</text:p>
      <text:p text:style-name="P2"><text:s text:c="4"/>}</text:p>
      <text:p text:style-name="P2"></text:p>
      <text:p text:style-name="P2"><text:s text:c="4"/>public static Result test() {</text:p>
      <text:p text:style-name="P2"><text:s text:c="8"/>return ok("Hello World")</text:p>
      <text:p text:style-name="P2"><text:s text:c="4"/>}</text:p>
      <text:p text:style-name="P2"></text:p>
      <text:p text:style-name="P2">}</text:p>
      <text:p text:style-name="P2">***</text:p>
      <text:p text:style-name="P2">[error] /home/philippe/playframework/demo/app/controllers/Application.java:15: error: ';' expected</text:p>
      <text:p text:style-name="P2">[error] <text:s text:c="8"/>return ok("Hello World")</text:p>
      <text:p text:style-name="P2">[error] <text:s text:c="32"/>^</text:p>
      <text:p text:style-name="P2">[error] 1 error</text:p>
      <text:p text:style-name="P2">[error] (compile:compile) javac returned nonzero exit code</text:p>
      <text:p text:style-name="P2">[error] application -</text:p>
      <text:p text:style-name="P2"/>
      <text:p text:style-name="P2">! @6gn6d9n2j - Internal server error, for (GET) [/] -&gt;</text:p>
      <text:p text:style-name="P2"/>
      <text:p text:style-name="P2">play.PlayExceptions$CompilationException: Compilation error[error: ';' expected]</text:p>
      <text:p text:style-name="P2"><text:s text:c="8"/>at play.PlayReloader$$anon$1$$anonfun$reload$2$$anonfun$apply$14$$anonfun$apply$16.apply(PlayReloader.scala:304) ~[na:na]</text:p>
      <text:p text:style-name="P2"><text:s text:c="8"/>at play.PlayReloader$$anon$1$$anonfun$reload$2$$anonfun$apply$14$$anonfun$apply$16.apply(PlayReloader.scala:304) ~[na:na]</text:p>
      <text:p text:style-name="P2"><text:s text:c="8"/>at scala.Option.map(Option.scala:145) ~[scala-library.jar:na]</text:p>
      <text:p text:style-name="P2"><text:s text:c="8"/>at play.PlayReloader$$anon$1$$anonfun$reload$2$$anonfun$apply$14.apply(PlayReloader.scala:304) ~[na:na]</text:p>
      <text:p text:style-name="P2"><text:s text:c="8"/>at play.PlayReloader$$anon$1$$anonfun$reload$2$$anonfun$apply$14.apply(PlayReloader.scala:298) ~[na:na]</text:p>
      <text:p text:style-name="P2"><text:s text:c="8"/>at scala.Option.map(Option.scala:145) ~[scala-library.jar:na]</text:p>
      <text:p text:style-name="P15">*** <text:span text:style-name="T1">conf/routes</text:span></text:p>
      <text:p text:style-name="P2"># Routes</text:p>
      <text:p text:style-name="P2"># This file defines all application routes (Higher priority routes first)</text:p>
      <text:p text:style-name="P2"># ~~~~</text:p>
      <text:p text:style-name="P2"></text:p>
      <text:p text:style-name="P2"># Home page</text:p>
      <text:p text:style-name="P2">GET <text:s text:c="4"/>/ <text:s text:c="26"/>controllers.Application.index()</text:p>
      <text:p text:style-name="P2">GET <text:s text:c="4"/>/test/ <text:s text:c="21"/>controllers.Application.test()</text:p>
      <text:p text:style-name="P2"></text:p>
      <text:p text:style-name="P2"># Map static resources from the /public folder to the /assets URL path</text:p>
      <text:p text:style-name="P2">GET <text:s text:c="4"/>/assets/*file <text:s text:c="14"/>controllers.Assets.at(path="/public", file)</text:p>
      <text:p text:style-name="P2"/>
      <text:p text:style-name="P2">*** <text:span text:style-name="T2">app/controllers/Application.java</text:span></text:p>
      <text:p text:style-name="P3">package controllers;</text:p>
      <text:p text:style-name="P3"></text:p>
      <text:p text:style-name="P3">import play.*;</text:p>
      <text:p text:style-name="P3">import play.mvc.*;</text:p>
      <text:p text:style-name="P3"></text:p>
      <text:p text:style-name="P3">import views.html.*;</text:p>
      <text:p text:style-name="P3"></text:p>
      <text:p text:style-name="P3">public class Application extends Controller {</text:p>
      <text:p text:style-name="P3"></text:p>
      <text:p text:style-name="P3"><text:s text:c="4"/>public static Result index() {</text:p>
      <text:p text:style-name="P3"><text:s text:c="8"/>return ok(index.render("Your new application is ready."));</text:p>
      <text:p text:style-name="P3"><text:s text:c="4"/>}</text:p>
      <text:p text:style-name="P3"></text:p>
      <text:p text:style-name="P3"><text:s text:c="4"/>public static Result test() {</text:p>
      <text:p text:style-name="P3"><text:s text:c="8"/>return ok("Hello World");</text:p>
      <text:p text:style-name="P3"><text:s text:c="4"/>}</text:p>
      <text:p text:style-name="P3"></text:p>
      <text:p text:style-name="P5"><text:s text:c="4"/>public static Result superIndex() {</text:p>
      <text:p text:style-name="P5"><text:s text:c="8"/>return ok(superIndex.render("Super Index", "Que de contenu dans cette page"));</text:p>
      <text:p text:style-name="P5"><text:s text:c="4"/>}</text:p>
      <text:p text:style-name="P3"></text:p>
      <text:p text:style-name="P3">}</text:p>
      <text:p text:style-name="P3">*** app/views/superIndex.scala.html</text:p>
      <text:p text:style-name="P4">@(title: String, index: String)</text:p>
      <text:p text:style-name="P4">&lt;html&gt;</text:p>
      <text:p text:style-name="P4"><text:s text:c="4"/>&lt;head&gt;</text:p>
      <text:p text:style-name="P4"><text:s text:c="8"/>&lt;title&gt;@title&lt;/title&gt;</text:p>
      <text:p text:style-name="P4"><text:s text:c="4"/>&lt;/head&gt;</text:p>
      <text:p text:style-name="P4"><text:s text:c="4"/>&lt;body&gt;</text:p>
      <text:p text:style-name="P4"><text:tab/>@index</text:p>
      <text:p text:style-name="P4"><text:s text:c="4"/>&lt;/body&gt;</text:p>
      <text:p text:style-name="P4">&lt;/html&gt;</text:p>
      <text:p text:style-name="P4">*** <text:span text:style-name="T3">conf/routes</text:span></text:p>
      <text:p text:style-name="P6"># Routes</text:p>
      <text:p text:style-name="P6"># This file defines all application routes (Higher priority routes first)</text:p>
      <text:p text:style-name="P6"># ~~~~</text:p>
      <text:p text:style-name="P6"></text:p>
      <text:p text:style-name="P6"># Home page</text:p>
      <text:p text:style-name="P6">GET <text:s text:c="4"/>/ <text:s text:c="26"/>controllers.Application.index()</text:p>
      <text:p text:style-name="P6">GET <text:s text:c="4"/>/test/ <text:s text:c="21"/>controllers.Application.test()</text:p>
      <text:p text:style-name="P6">GET <text:s text:c="4"/>/superIndex/ <text:s text:c="15"/>controllers.Application.superIndex()</text:p>
      <text:p text:style-name="P6"></text:p>
      <text:p text:style-name="P6"># Map static resources from the /public folder to the /assets URL path</text:p>
      <text:p text:style-name="P6">GET <text:s text:c="4"/>/assets/*file <text:s text:c="14"/>controllers.Assets.at(path="/public", file)</text:p>
      <text:p text:style-name="P6"/>
      <text:p text:style-name="P16">*** <text:span text:style-name="T4">conf/routes</text:span></text:p>
      <text:p text:style-name="P7"># Routes</text:p>
      <text:p text:style-name="P7"># This file defines all application routes (Higher priority routes first)</text:p>
      <text:p text:style-name="P7"># ~~~~</text:p>
      <text:p text:style-name="P7"></text:p>
      <text:p text:style-name="P7"># Home page</text:p>
      <text:p text:style-name="P7">GET <text:s text:c="4"/>/ <text:s text:c="26"/>controllers.Application.index()</text:p>
      <text:p text:style-name="P7">GET <text:s text:c="4"/>/test/ <text:s text:c="21"/>controllers.Application.test()</text:p>
      <text:p text:style-name="P7">GET <text:s text:c="4"/>/superIndex/ <text:s text:c="15"/>controllers.Application.superIndex()</text:p>
      <text:p text:style-name="P7">GET <text:s text:c="4"/>/profile/:id <text:s text:c="15"/>controllers.Profile.show(id)</text:p>
      <text:p text:style-name="P7"></text:p>
      <text:p text:style-name="P7"># Map static resources from the /public folder to the /assets URL path</text:p>
      <text:p text:style-name="P7">GET <text:s text:c="4"/>/assets/*file <text:s text:c="14"/>controllers.Assets.at(path="/public", file)</text:p>
      <text:p text:style-name="P7">*** <text:span text:style-name="T5">app/controllers/Profile.java</text:span></text:p>
      <text:p text:style-name="P12">package controllers;</text:p>
      <text:p text:style-name="P12"></text:p>
      <text:p text:style-name="P12">import play.*;</text:p>
      <text:p text:style-name="P12">import play.mvc.*;</text:p>
      <text:p text:style-name="P12"></text:p>
      <text:p text:style-name="P12">import views.html.*;</text:p>
      <text:p text:style-name="P12"></text:p>
      <text:p text:style-name="P12">public class Profile extends Controller {</text:p>
      <text:p text:style-name="P12"><text:s text:c="4"/>public static Result show(String id) {</text:p>
      <text:p text:style-name="P12"><text:s text:c="8"/>if(id.equals("0")) {</text:p>
      <text:p text:style-name="P12"><text:s text:c="12"/>return notFound(profileNotFound.render(id));</text:p>
      <text:p text:style-name="P12"><text:s text:c="8"/>} else {</text:p>
      <text:p text:style-name="P12"><text:s text:c="12"/>return ok(profile.render(id));</text:p>
      <text:p text:style-name="P12"><text:s text:c="8"/>}</text:p>
      <text:p text:style-name="P12"><text:s text:c="4"/>}</text:p>
      <text:p text:style-name="P12">}</text:p>
      <text:p text:style-name="P8">*** <text:span text:style-name="T6">app/views/profile.scala.html</text:span></text:p>
      <text:p text:style-name="P9">@(id: String)</text:p>
      <text:p text:style-name="P9">&lt;!DOCTYPE html&gt;</text:p>
      <text:p text:style-name="P9">&lt;html&gt;</text:p>
      <text:p text:style-name="P9"><text:s text:c="4"/>&lt;head&gt;</text:p>
      <text:p text:style-name="P9"><text:s text:c="8"/>&lt;title&gt;Profile de @id&lt;/title&gt;</text:p>
      <text:p text:style-name="P9"><text:s text:c="8"/>&lt;link rel="stylesheet" media="screen" href="@routes.Assets.at("stylesheets/profile.css")"/&gt;</text:p>
      <text:p text:style-name="P9"><text:s text:c="4"/>&lt;/head&gt;</text:p>
      <text:p text:style-name="P9"><text:s text:c="4"/>&lt;body&gt;</text:p>
      <text:p text:style-name="P9"><text:tab/>Voici le profile de "@id"</text:p>
      <text:p text:style-name="P9"><text:s text:c="4"/>&lt;/body&gt;</text:p>
      <text:p text:style-name="P9">&lt;/html&gt;</text:p>
      <text:p text:style-name="P9">*** <text:span text:style-name="T7">app/views/profileNotFound.scala.html</text:span></text:p>
      <text:p text:style-name="P11">@(id: String)</text:p>
      <text:p text:style-name="P11">&lt;!DOCTYPE html&gt;</text:p>
      <text:p text:style-name="P11">&lt;html&gt;</text:p>
      <text:p text:style-name="P11"><text:s text:c="4"/>&lt;head&gt;</text:p>
      <text:p text:style-name="P11"><text:s text:c="8"/>&lt;title&gt;Profile de @id introuvable&lt;/title&gt;</text:p>
      <text:p text:style-name="P11"><text:tab/>&lt;meta http-equiv="refresh" content="5;URL=@routes.Application.superIndex()"/&gt;</text:p>
      <text:p text:style-name="P11"><text:s text:c="4"/>&lt;/head&gt;</text:p>
      <text:p text:style-name="P11"><text:s text:c="4"/>&lt;body&gt;</text:p>
      <text:p text:style-name="P11"><text:tab/>profile de "@id" introuvable :(</text:p>
      <text:p text:style-name="P11"><text:s text:c="4"/>&lt;/body&gt;</text:p>
      <text:p text:style-name="P11">&lt;/html&gt;</text:p>
      <text:p text:style-name="P11"/>
      <text:p text:style-name="P17">philippe@philippe-T5600:~/playframework/demo$ play run</text:p>
      <text:p text:style-name="P13">[info] Loading project definition from /home/philippe/playframework/demo/project</text:p>
      <text:p text:style-name="P13">[info] Set current project to demo (in build file:/home/philippe/playframework/demo/)</text:p>
      <text:p text:style-name="P13">[info] Updating {file:/home/philippe/playframework/demo/}demo...</text:p>
      <text:p text:style-name="P13">[info] Resolving org.fusesource.jansi#jansi;1.4 ...</text:p>
      <text:p text:style-name="P13">[info] Done updating.</text:p>
      <text:p text:style-name="P13">--- (Running the application from SBT, auto-reloading is enabled) ---</text:p>
      <text:p text:style-name="P13">[info] play - Listening for HTTP on /0:0:0:0:0:0:0:0:9000</text:p>
      <text:p text:style-name="P13">(Server started, use Ctrl+D to stop and go back to the console...)</text:p>
      <text:p text:style-name="P13">[info] Compiling 4 Scala sources and 2 Java sources to /home/philippe/playframework/demo/target/scala-2.10/classes...</text:p>
      <text:p text:style-name="P13">[info] play - Application started (Dev)</text:p>
      <text:p text:style-name="P13">[info] Compiling 1 Java source to /home/philippe/playframework/demo/target/scala-2.10/classes...</text:p>
      <text:p text:style-name="P13">[error] /home/philippe/playframework/demo/app/controllers/Application.java:15: error: ';' expected</text:p>
      <text:p text:style-name="P13">[error] <text:s text:c="8"/>return ok("Hello World")</text:p>
      <text:p text:style-name="P13">[error] <text:s text:c="32"/>^</text:p>
      <text:p text:style-name="P13">[error] 1 error</text:p>
      <text:p text:style-name="P13">[error] (compile:compile) javac returned nonzero exit code</text:p>
      <text:p text:style-name="P13">[error] application -</text:p>
      <text:p text:style-name="P13">! @6gn6d9n2j - Internal server error, for (GET) [/] -&gt;</text:p>
      <text:p text:style-name="P13">play.PlayExceptions$CompilationException: Compilation error[error: ';' expected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 text:c="8"/>at scala.Option.map(Option.scala:145) ~[scala-library.jar:na]</text:p>
      <text:p text:style-name="P13">[info] Compiling 4 Scala sources and 2 Java sources to /home/philippe/playframework/demo/target/scala-2.10/classes...</text:p>
      <text:p text:style-name="P13">--- (RELOAD) ---</text:p>
      <text:p text:style-name="P13">[info] play - Application started (Dev)</text:p>
      <text:p text:style-name="P13">[info] Compiling 2 Scala sources and 1 Java source to /home/philippe/playframework/demo/target/scala-2.10/classes...</text:p>
      <text:p text:style-name="P13">[info] Compiling 2 Scala sources and 1 Java source to /home/philippe/playframework/demo/target/scala-2.10/classes...</text:p>
      <text:p text:style-name="P13">--- (RELOAD) ---</text:p>
      <text:p text:style-name="P13">[info] play - Application started (Dev)</text:p>
      <text:p text:style-name="P13">[info] Compiling 5 Scala sources and 2 Java sources to /home/philippe/playframework/demo/target/scala-2.10/classes...</text:p>
      <text:p text:style-name="P13">[error] /home/philippe/playframework/demo/app/views/superIndex.scala.html:4: not found: value title</text:p>
      <text:p text:style-name="P13">[error] <text:s text:c="8"/>&lt;title&gt;@title&lt;/title&gt;</text:p>
      <text:p text:style-name="P13">[error] <text:s text:c="16"/>^</text:p>
      <text:p text:style-name="P13">[error] one error found</text:p>
      <text:p text:style-name="P13">[error] (compile:compile) Compilation failed</text:p>
      <text:p text:style-name="P13">[error] application -</text:p>
      <text:p text:style-name="P13">! @6gn6ebpf0 - Internal server error, for (GET) [/test/] -&gt;</text:p>
      <text:p text:style-name="P13">play.PlayExceptions$CompilationException: Compilation error[not found: value title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 text:c="8"/>at scala.Option.map(Option.scala:145) ~[scala-library.jar:na]</text:p>
      <text:p text:style-name="P13">[info] Compiling 5 Scala sources and 2 Java sources to /home/philippe/playframework/demo/target/scala-2.10/classes...</text:p>
      <text:p text:style-name="P13">--- (RELOAD) ---</text:p>
      <text:p text:style-name="P13">[info] play - Application started (Dev)</text:p>
      <text:p text:style-name="P13">[info] Compiling 2 Scala sources and 1 Java source to /home/philippe/playframework/demo/target/scala-2.10/classes...</text:p>
      <text:p text:style-name="P13">[error] /home/philippe/playframework/demo/conf/routes:9: object Profile is not a member of package controllers</text:p>
      <text:p text:style-name="P13">[error] GET <text:s text:c="4"/>/profile/:id <text:s text:c="15"/>controllers.Profile.show(id)</text:p>
      <text:p text:style-name="P13"><text:soft-page-break/>[error] /home/philippe/playframework/demo/conf/routes:9: object Profile is not a member of package controllers</text:p>
      <text:p text:style-name="P13">[error] GET <text:s text:c="4"/>/profile/:id <text:s text:c="15"/>controllers.Profile.show(id)</text:p>
      <text:p text:style-name="P13">[error] two errors found</text:p>
      <text:p text:style-name="P13">[error] (compile:compile) Compilation failed</text:p>
      <text:p text:style-name="P13">[error] application -</text:p>
      <text:p text:style-name="P13">! @6gn6hnljh - Internal server error, for (GET) [/] -&gt;</text:p>
      <text:p text:style-name="P13">play.PlayExceptions$CompilationException: Compilation error[object Profile is not a member of package controllers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 text:c="8"/>at scala.Option.map(Option.scala:145) ~[scala-library.jar:na]</text:p>
      <text:p text:style-name="P13">[info] Compiling 6 Scala sources and 3 Java sources to /home/philippe/playframework/demo/target/scala-2.10/classes...</text:p>
      <text:p text:style-name="P13">[error] /home/philippe/playframework/demo/conf/routes:9: type mismatch;</text:p>
      <text:p text:style-name="P13">[error] <text:s/>found <text:s text:c="2"/>: String</text:p>
      <text:p text:style-name="P13">[error] <text:s/>required: Integer</text:p>
      <text:p text:style-name="P13">[error] GET <text:s text:c="4"/>/profile/:id <text:s text:c="15"/>controllers.Profile.show(id)</text:p>
      <text:p text:style-name="P13">[error] /home/philippe/playframework/demo/conf/routes:9: type mismatch;</text:p>
      <text:p text:style-name="P13">[error] <text:s/>found <text:s text:c="2"/>: String</text:p>
      <text:p text:style-name="P13">[error] <text:s/>required: Integer</text:p>
      <text:p text:style-name="P13">[error] GET <text:s text:c="4"/>/profile/:id <text:s text:c="15"/>controllers.Profile.show(id)</text:p>
      <text:p text:style-name="P13">[error] two errors found</text:p>
      <text:p text:style-name="P13">[error] (compile:compile) Compilation failed</text:p>
      <text:p text:style-name="P13">[error] application -</text:p>
      <text:p text:style-name="P13">! @6gn6io7ah - Internal server error, for (GET) [/] -&gt;</text:p>
      <text:p text:style-name="P13">play.PlayExceptions$CompilationException: Compilation error[type mismatch;</text:p>
      <text:p text:style-name="P13"><text:s/>found <text:s text:c="2"/>: String</text:p>
      <text:p text:style-name="P13"><text:s/>required: Integer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 text:c="8"/>at scala.Option.map(Option.scala:145) ~[scala-library.jar:na]</text:p>
      <text:p text:style-name="P13">[info] Compiling 6 Scala sources and 3 Java sources to /home/philippe/playframework/demo/target/scala-2.10/classes...</text:p>
      <text:p text:style-name="P13">[error] /home/philippe/playframework/demo/conf/routes:9: type mismatch;</text:p>
      <text:p text:style-name="P13">[error] <text:s/>found <text:s text:c="2"/>: String</text:p>
      <text:p text:style-name="P13">[error] <text:s/>required: Integer</text:p>
      <text:p text:style-name="P13">[error] GET <text:s text:c="4"/>/profile/:id <text:s text:c="15"/>controllers.Profile.show(id)</text:p>
      <text:p text:style-name="P13">[error] /home/philippe/playframework/demo/conf/routes:9: type mismatch;</text:p>
      <text:p text:style-name="P13">[error] <text:s/>found <text:s text:c="2"/>: String</text:p>
      <text:p text:style-name="P13">[error] <text:s/>required: Integer</text:p>
      <text:p text:style-name="P13">[error] GET <text:s text:c="4"/>/profile/:id <text:s text:c="15"/>controllers.Profile.show(id)</text:p>
      <text:p text:style-name="P13">[error] two errors found</text:p>
      <text:p text:style-name="P13">[error] (compile:compile) Compilation failed</text:p>
      <text:p text:style-name="P13">[error] application -</text:p>
      <text:p text:style-name="P13">! @6gn6iod01 - Internal server error, for (GET) [/] -&gt;</text:p>
      <text:p text:style-name="P13">play.PlayExceptions$CompilationException: Compilation error[type mismatch;</text:p>
      <text:p text:style-name="P13"><text:s/>found <text:s text:c="2"/>: String</text:p>
      <text:p text:style-name="P13"><text:s/>required: Integer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oft-page-break/><text:s text:c="8"/>at scala.Option.map(Option.scala:145) ~[scala-library.jar:na]</text:p>
      <text:p text:style-name="P13">[info] Compiling 6 Scala sources and 3 Java sources to /home/philippe/playframework/demo/target/scala-2.10/classes...</text:p>
      <text:p text:style-name="P13">--- (RELOAD) ---</text:p>
      <text:p text:style-name="P13">[info] play - Application started (Dev)</text:p>
      <text:p text:style-name="P13">[info] Compiling 1 Java source to /home/philippe/playframework/demo/target/scala-2.10/classes...</text:p>
      <text:p text:style-name="P13">--- (RELOAD) ---</text:p>
      <text:p text:style-name="P13">[info] play - Application started (Dev)</text:p>
      <text:p text:style-name="P13">[info] Compiling 1 Java source to /home/philippe/playframework/demo/target/scala-2.10/classes...</text:p>
      <text:p text:style-name="P13">--- (RELOAD) ---</text:p>
      <text:p text:style-name="P13">[info] play - Application started (Dev)</text:p>
      <text:p text:style-name="P13">[info] Compiling 1 Scala source and 1 Java source to /home/philippe/playframework/demo/target/scala-2.10/classes...</text:p>
      <text:p text:style-name="P13">[error] /home/philippe/playframework/demo/app/controllers/Profile.java:11: error: cannot find symbol</text:p>
      <text:p text:style-name="P13">[error] <text:s text:c="12"/>return notFound(profileNotFound(id));</text:p>
      <text:p text:style-name="P13">[error] <text:s text:c="28"/>^</text:p>
      <text:p text:style-name="P13">[error] <text:s text:c="2"/>symbol: <text:s text:c="2"/>method profileNotFound(String)</text:p>
      <text:p text:style-name="P13">[error] <text:s text:c="2"/>location: class Profile</text:p>
      <text:p text:style-name="P13">[error] 1 error</text:p>
      <text:p text:style-name="P13">[error] (compile:compile) javac returned nonzero exit code</text:p>
      <text:p text:style-name="P13">[error] application -</text:p>
      <text:p text:style-name="P13">! @6gn6jcb6p - Internal server error, for (GET) [/profile/0] -&gt;</text:p>
      <text:p text:style-name="P13">play.PlayExceptions$CompilationException: Compilation error[error: cannot find symbol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 text:c="8"/>at scala.Option.map(Option.scala:145) ~[scala-library.jar:na]</text:p>
      <text:p text:style-name="P13">[info] Compiling 1 Scala source and 1 Java source to /home/philippe/playframework/demo/target/scala-2.10/classes...</text:p>
      <text:p text:style-name="P13"/>
      <text:p text:style-name="P13">--- (RELOAD) ---</text:p>
      <text:p text:style-name="P13"/>
      <text:p text:style-name="P13">[info] play - Application started (Dev)</text:p>
      <text:p text:style-name="P13">[info] Compiling 1 Scala source to /home/philippe/playframework/demo/target/scala-2.10/classes...</text:p>
      <text:p text:style-name="P13"/>
      <text:p text:style-name="P13">--- (RELOAD) ---</text:p>
      <text:p text:style-name="P13"/>
      <text:p text:style-name="P13">[info] play - Application started (Dev)</text:p>
      <text:p text:style-name="P13">[info] Compiling 1 Scala source to /home/philippe/playframework/demo/target/scala-2.10/classes...</text:p>
      <text:p text:style-name="P13"/>
      <text:p text:style-name="P13">--- (RELOAD) ---</text:p>
      <text:p text:style-name="P13"/>
      <text:p text:style-name="P13">[info] play - Application started (Dev)</text:p>
      <text:p text:style-name="P13">[info] Compiling 1 Scala source to /home/philippe/playframework/demo/target/scala-2.10/classes...</text:p>
      <text:p text:style-name="P13"/>
      <text:p text:style-name="P13">--- (RELOAD) ---</text:p>
      <text:p text:style-name="P13"/>
      <text:p text:style-name="P13">[info] play - Application started (Dev)</text:p>
      <text:p text:style-name="P13">[info] Compiling 2 Scala sources to /home/philippe/playframework/demo/target/scala-2.10/classes...</text:p>
      <text:p text:style-name="P13"/>
      <text:p text:style-name="P13">--- (RELOAD) ---</text:p>
      <text:p text:style-name="P13"/>
      <text:p text:style-name="P13">[info] play - Application started (Dev)</text:p>
      <text:p text:style-name="P13">[info] Compiling 1 Scala source to /home/philippe/playframework/demo/target/scala-2.10/classes...</text:p>
      <text:p text:style-name="P13">[error] /home/philippe/playframework/demo/app/views/profileNotFound.scala.html:6: value superIndex2 is not a member of controllers.ReverseApplication</text:p>
      <text:p text:style-name="P13">[error] <text:s text:c="8"/>&lt;meta http-equiv="refresh" content="5;URL=@routes.Application.superIndex2()"/&gt;</text:p>
      <text:p text:style-name="P13">[error] <text:s text:c="70"/>^</text:p>
      <text:p text:style-name="P13">[error] one error found</text:p>
      <text:p text:style-name="P13">[error] (compile:compile) Compilation failed</text:p>
      <text:p text:style-name="P13"><text:soft-page-break/>[error] application -</text:p>
      <text:p text:style-name="P13"/>
      <text:p text:style-name="P13">! @6gn6jlg1e - Internal server error, for (GET) [/superIndex/] -&gt;</text:p>
      <text:p text:style-name="P13"/>
      <text:p text:style-name="P13">play.PlayExceptions$CompilationException: Compilation error[value superIndex2 is not a member of controllers.ReverseApplication]</text:p>
      <text:p text:style-name="P13"><text:s text:c="8"/>at play.PlayReloader$$anon$1$$anonfun$reload$2$$anonfun$apply$14$$anonfun$apply$16.apply(PlayReloader.scala:304) ~[na:na]</text:p>
      <text:p text:style-name="P13"><text:s text:c="8"/>at play.PlayReloader$$anon$1$$anonfun$reload$2$$anonfun$apply$14$$anonfun$apply$16.apply(PlayReloader.scala:304) ~[na:na]</text:p>
      <text:p text:style-name="P13"><text:s text:c="8"/>at scala.Option.map(Option.scala:145) ~[scala-library.jar:na]</text:p>
      <text:p text:style-name="P13"><text:s text:c="8"/>at play.PlayReloader$$anon$1$$anonfun$reload$2$$anonfun$apply$14.apply(PlayReloader.scala:304) ~[na:na]</text:p>
      <text:p text:style-name="P13"><text:s text:c="8"/>at play.PlayReloader$$anon$1$$anonfun$reload$2$$anonfun$apply$14.apply(PlayReloader.scala:298) ~[na:na]</text:p>
      <text:p text:style-name="P13"><text:s text:c="8"/>at scala.Option.map(Option.scala:145) ~[scala-library.jar:na]</text:p>
      <text:p text:style-name="P13">[info] Compiling 1 Scala source to /home/philippe/playframework/demo/target/scala-2.10/classes...</text:p>
      <text:p text:style-name="P13"/>
      <text:p text:style-name="P13">--- (RELOAD) ---</text:p>
      <text:p text:style-name="P13"/>
      <text:p text:style-name="P13">[info] play - Application started (Dev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</meta:initial-creator>
    <meta:creation-date>2014-01-02T09:59:56.689925921</meta:creation-date>
    <dc:date>2014-01-02T11:02:33.977634509</dc:date>
    <dc:creator>philippe </dc:creator>
    <meta:editing-duration>PT56M7S</meta:editing-duration>
    <meta:editing-cycles>18</meta:editing-cycles>
    <meta:generator>LibreOffice/4.1.3.2$Linux_X86_64 LibreOffice_project/410m0$Build-2</meta:generator>
    <meta:document-statistic meta:table-count="0" meta:image-count="0" meta:object-count="0" meta:page-count="8" meta:paragraph-count="372" meta:word-count="1466" meta:character-count="17914" meta:non-whitespace-character-count="15232"/>
  </office:meta>
</office:document-meta>
</file>